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ext-properties fo:color="#FF0000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15"/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2">
      <style:table-cell-properties fo:background-color="#92D050"/>
    </style:style>
    <style:style style:name="ce7" style:family="table-cell" style:parent-style-name="Default" style:data-style-name="N37">
      <style:table-cell-properties fo:background-color="#92D050"/>
    </style:style>
    <style:style style:name="ce8" style:family="table-cell" style:parent-style-name="Default" style:data-style-name="N0">
      <style:table-cell-properties fo:background-color="#C4D79B"/>
    </style:style>
    <style:style style:name="ce9" style:family="table-cell" style:parent-style-name="Default" style:data-style-name="N2">
      <style:table-cell-properties fo:background-color="#C4D79B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89375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1.56104166666667cm" style:use-optimal-column-width="true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508125cm" style:use-optimal-column-width="true"/>
    </style:style>
    <style:style style:name="co8" style:family="table-column">
      <style:table-column-properties fo:break-before="auto" style:column-width="1.79916666666667cm" style:use-optimal-column-width="true"/>
    </style:style>
    <style:style style:name="co9" style:family="table-column">
      <style:table-column-properties fo:break-before="auto" style:column-width="3.36020833333333cm" style:use-optimal-column-width="true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4.841875cm" style:use-optimal-column-width="true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16364" table:default-cell-style-name="ce1"/>
        <table:table-row table:style-name="ro1">
          <table:table-cell/>
          <table:table-cell office:value-type="string" table:style-name="ce3">
            <text:p>TEMPO MORTO</text:p>
          </table:table-cell>
          <table:table-cell table:style-name="ce1"/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1+N2</text:p>
          </table:table-cell>
          <table:table-cell office:value-type="string" table:style-name="ce1">
            <text:p>σ N1+N2</text:p>
          </table:table-cell>
          <table:table-cell office:value-type="string" table:style-name="ce1">
            <text:p>Rm</text:p>
          </table:table-cell>
          <table:table-cell office:value-type="string" table:style-name="ce1">
            <text:p>σ Rm</text:p>
          </table:table-cell>
          <table:table-cell office:value-type="string" table:style-name="ce1">
            <text:p>R s/amb</text:p>
          </table:table-cell>
          <table:table-cell office:value-type="string" table:style-name="ce1">
            <text:p>σ R s/amb</text:p>
          </table:table-cell>
          <table:table-cell office:value-type="string" table:style-name="ce1">
            <text:p>Rc</text:p>
          </table:table-cell>
          <table:table-cell office:value-type="string" table:style-name="ce1">
            <text:p><text:s/>σ Rc</text:p>
          </table:table-cell>
          <table:table-cell table:number-columns-repeated="2" table:style-name="ce1"/>
          <table:table-cell office:value-type="string" table:style-name="ce1">
            <text:p>TEMPO MORTO(<text:span text:style-name="T2">μs</text:span>)</text:p>
          </table:table-cell>
          <table:table-cell office:value-type="string" table:style-name="ce1">
            <text:p>σ T (μs)</text:p>
          </table:table-cell>
          <table:table-cell table:number-columns-repeated="2" table:style-name="ce1"/>
          <table:table-cell office:value-type="string" table:style-name="ce3">
            <text:p>OUTRAS MEDIÇÕES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1+N2</text:p>
          </table:table-cell>
          <table:table-cell office:value-type="string" table:style-name="ce1">
            <text:p>σ N1+N2</text:p>
          </table:table-cell>
          <table:table-cell office:value-type="string" table:style-name="ce8">
            <text:p>Rm</text:p>
          </table:table-cell>
          <table:table-cell office:value-type="string" table:style-name="ce8">
            <text:p>σ Rm</text:p>
          </table:table-cell>
          <table:table-cell office:value-type="string" table:style-name="ce1">
            <text:p>R s/amb</text:p>
          </table:table-cell>
          <table:table-cell office:value-type="string" table:style-name="ce1">
            <text:p>σ R s/amb</text:p>
          </table:table-cell>
          <table:table-cell office:value-type="string" table:style-name="ce8">
            <text:p>Rc</text:p>
          </table:table-cell>
          <table:table-cell office:value-type="string" table:style-name="ce8">
            <text:p><text:s/>σ Rc</text:p>
          </table:table-cell>
          <table:table-cell table:number-columns-repeated="16354"/>
        </table:table-row>
        <table:table-row table:style-name="ro2">
          <table:table-cell/>
          <table:table-cell table:style-name="ce1"/>
          <table:table-cell office:value-type="string" table:style-name="ce1">
            <text:p>1+0</text:p>
          </table:table-cell>
          <table:table-cell office:value-type="float" office:value="15008" table:style-name="ce1">
            <text:p>15008</text:p>
          </table:table-cell>
          <table:table-cell office:value-type="float" office:value="14993" table:style-name="ce1">
            <text:p>14993</text:p>
          </table:table-cell>
          <table:table-cell office:value-type="float" office:value="30001" table:formula="msoxl:=D2+E2" table:style-name="ce1">
            <text:p>30001</text:p>
          </table:table-cell>
          <table:table-cell office:value-type="float" office:value="173.20796748417783" table:formula="msoxl:=SQRT(F2)" table:style-name="ce2">
            <text:p>173,21</text:p>
          </table:table-cell>
          <table:table-cell office:value-type="float" office:value="250.00833333333333" table:formula="msoxl:=F2/120" table:style-name="ce2">
            <text:p>250,01</text:p>
          </table:table-cell>
          <table:table-cell office:value-type="float" office:value="1.4433997290348153" table:formula="msoxl:=G2/120" table:style-name="ce2">
            <text:p>1,44</text:p>
          </table:table-cell>
          <table:table-cell office:value-type="float" office:value="249.54166666666666" table:formula="msoxl:=H2-$H$6" table:style-name="ce2">
            <text:p>249,54</text:p>
          </table:table-cell>
          <table:table-cell office:value-type="float" office:value="1.4447462291581408" table:formula="msoxl:=(I2^2+$I$6^2)^0.5" table:style-name="ce2">
            <text:p>1,44</text:p>
          </table:table-cell>
          <table:table-cell office:value-type="float" office:value="278.33058941555333" table:formula="msoxl:=J2/(1-J2*$P$2)" table:style-name="ce2">
            <text:p>278,33</text:p>
          </table:table-cell>
          <table:table-cell office:value-type="float" office:value="2.3970454713583251" table:formula="msoxl:=(K2^2/(1-J2*$P$2)^4+(J2^2/(1-J2*$P$2)^2)^2*Q2^2)^0.5" table:style-name="ce2">
            <text:p>2,40</text:p>
          </table:table-cell>
          <table:table-cell table:style-name="ce2"/>
          <table:table-cell table:style-name="ce1"/>
          <table:table-cell office:value-type="float" office:value="4.1449701150920093E-4" table:formula="msoxl:=(J2+J3-J4)/(2*J2*J3)" table:style-name="ce4">
            <text:p>4,14E-04</text:p>
          </table:table-cell>
          <table:table-cell office:value-type="float" office:value="2.0473168716056502E-5" table:formula="msoxl:=((J4-J3)^2/(2*J2^2*J3)^2*K2^2 + (J4-J2)^2/(2*J2*J3^2)^2*K3^2 + K4^2/(2*J2*J3)^2)^0.5" table:style-name="ce4">
            <text:p>2,05E-05</text:p>
          </table:table-cell>
          <table:table-cell table:number-columns-repeated="5" table:style-name="ce1"/>
          <table:table-cell office:value-type="float" office:value="0" table:formula="msoxl:=U2+V2" table:style-name="ce1">
            <text:p>0</text:p>
          </table:table-cell>
          <table:table-cell office:value-type="float" office:value="0" table:formula="msoxl:=SQRT(W2)" table:style-name="ce2">
            <text:p>0,00</text:p>
          </table:table-cell>
          <table:table-cell office:value-type="float" office:value="0" table:formula="msoxl:=W2/120" table:style-name="ce9">
            <text:p>0,00</text:p>
          </table:table-cell>
          <table:table-cell office:value-type="float" office:value="0" table:formula="msoxl:=X2/120" table:style-name="ce9">
            <text:p>0,00</text:p>
          </table:table-cell>
          <table:table-cell office:value-type="float" office:value="-0.46666666666666667" table:formula="msoxl:=Y2-$H$6" table:style-name="ce2">
            <text:p>-0,47</text:p>
          </table:table-cell>
          <table:table-cell office:value-type="float" office:value="6.2360956446232359E-2" table:formula="msoxl:=(Z2^2+$I$6^2)^0.5" table:style-name="ce2">
            <text:p>0,06</text:p>
          </table:table-cell>
          <table:table-cell office:value-type="float" office:value="-0.46657641588598819" table:formula="msoxl:=AA2/(1-AA2*$P$2)" table:style-name="ce9">
            <text:p>-0,47</text:p>
          </table:table-cell>
          <table:table-cell office:value-type="float" office:value="6.2336838242894495E-2" table:formula="msoxl:=(AB2^2/(1-AA2*$P$2)^4+(AA2^2/(1-AA2*$P$2)^2)^2*AH2^2)^0.5" table:style-name="ce9">
            <text:p>0,06</text:p>
          </table:table-cell>
          <table:table-cell table:number-columns-repeated="16354"/>
        </table:table-row>
        <table:table-row table:style-name="ro2">
          <table:table-cell/>
          <table:table-cell table:style-name="ce1"/>
          <table:table-cell office:value-type="string" table:style-name="ce1">
            <text:p>0+2</text:p>
          </table:table-cell>
          <table:table-cell office:value-type="float" office:value="14754" table:style-name="ce1">
            <text:p>14754</text:p>
          </table:table-cell>
          <table:table-cell office:value-type="float" office:value="14857" table:style-name="ce1">
            <text:p>14857</text:p>
          </table:table-cell>
          <table:table-cell office:value-type="float" office:value="29611" table:formula="msoxl:=D3+E3" table:style-name="ce1">
            <text:p>29611</text:p>
          </table:table-cell>
          <table:table-cell office:value-type="float" office:value="172.07847047204947" table:formula="msoxl:=SQRT(F3)" table:style-name="ce2">
            <text:p>172,08</text:p>
          </table:table-cell>
          <table:table-cell office:value-type="float" office:value="246.75833333333333" table:formula="msoxl:=F3/120" table:style-name="ce2">
            <text:p>246,76</text:p>
          </table:table-cell>
          <table:table-cell office:value-type="float" office:value="1.4339872539337457" table:formula="msoxl:=G3/120" table:style-name="ce2">
            <text:p>1,43</text:p>
          </table:table-cell>
          <table:table-cell office:value-type="float" office:value="246.29166666666666" table:formula="msoxl:=H3-$H$6" table:style-name="ce2">
            <text:p>246,29</text:p>
          </table:table-cell>
          <table:table-cell office:value-type="float" office:value="1.4353425839615204" table:formula="msoxl:=(I3^2+$I$6^2)^0.5" table:style-name="ce2">
            <text:p>1,44</text:p>
          </table:table-cell>
          <table:table-cell office:value-type="float" office:value="274.29351228553003" table:formula="msoxl:=J3/(1-J3*$P$2)" table:style-name="ce2">
            <text:p>274,29</text:p>
          </table:table-cell>
          <table:table-cell office:value-type="float" office:value="1.78027546112913" table:formula="msoxl:=(K3^2/(1-J3*$P$2)^4+(J3^2/(1-J3*$P$2)^2)^2*Q3^2)^0.5" table:style-name="ce2">
            <text:p>1,78</text:p>
          </table:table-cell>
          <table:table-cell table:style-name="ce2"/>
          <table:table-cell table:number-columns-repeated="8" table:style-name="ce1"/>
          <table:table-cell office:value-type="float" office:value="0" table:formula="msoxl:=U3+V3" table:style-name="ce1">
            <text:p>0</text:p>
          </table:table-cell>
          <table:table-cell office:value-type="float" office:value="0" table:formula="msoxl:=SQRT(W3)" table:style-name="ce2">
            <text:p>0,00</text:p>
          </table:table-cell>
          <table:table-cell office:value-type="float" office:value="0" table:formula="msoxl:=W3/120" table:style-name="ce9">
            <text:p>0,00</text:p>
          </table:table-cell>
          <table:table-cell office:value-type="float" office:value="0" table:formula="msoxl:=X3/120" table:style-name="ce9">
            <text:p>0,00</text:p>
          </table:table-cell>
          <table:table-cell office:value-type="float" office:value="-0.46666666666666667" table:formula="msoxl:=Y3-$H$6" table:style-name="ce2">
            <text:p>-0,47</text:p>
          </table:table-cell>
          <table:table-cell office:value-type="float" office:value="6.2360956446232359E-2" table:formula="msoxl:=(Z3^2+$I$6^2)^0.5" table:style-name="ce2">
            <text:p>0,06</text:p>
          </table:table-cell>
          <table:table-cell office:value-type="float" office:value="-0.46657641588598819" table:formula="msoxl:=AA3/(1-AA3*$P$2)" table:style-name="ce9">
            <text:p>-0,47</text:p>
          </table:table-cell>
          <table:table-cell office:value-type="float" office:value="6.2336838242894495E-2" table:formula="msoxl:=(AB3^2/(1-AA3*$P$2)^4+(AA3^2/(1-AA3*$P$2)^2)^2*AH3^2)^0.5" table:style-name="ce9">
            <text:p>0,06</text:p>
          </table:table-cell>
          <table:table-cell table:number-columns-repeated="16354"/>
        </table:table-row>
        <table:table-row table:style-name="ro2">
          <table:table-cell/>
          <table:table-cell table:style-name="ce1"/>
          <table:table-cell office:value-type="string" table:style-name="ce1">
            <text:p>1+2</text:p>
          </table:table-cell>
          <table:table-cell office:value-type="float" office:value="26719" table:style-name="ce1">
            <text:p>26719</text:p>
          </table:table-cell>
          <table:table-cell office:value-type="float" office:value="26723" table:style-name="ce1">
            <text:p>26723</text:p>
          </table:table-cell>
          <table:table-cell office:value-type="float" office:value="53442" table:formula="msoxl:=D4+E4" table:style-name="ce1">
            <text:p>53442</text:p>
          </table:table-cell>
          <table:table-cell office:value-type="float" office:value="231.17525819170183" table:formula="msoxl:=SQRT(F4)" table:style-name="ce2">
            <text:p>231,18</text:p>
          </table:table-cell>
          <table:table-cell office:value-type="float" office:value="445.35" table:formula="msoxl:=F4/120" table:style-name="ce2">
            <text:p>445,35</text:p>
          </table:table-cell>
          <table:table-cell office:value-type="float" office:value="1.9264604849308486" table:formula="msoxl:=G4/120" table:style-name="ce2">
            <text:p>1,93</text:p>
          </table:table-cell>
          <table:table-cell office:value-type="float" office:value="444.88333333333338" table:formula="msoxl:=H4-$H$6" table:style-name="ce2">
            <text:p>444,88</text:p>
          </table:table-cell>
          <table:table-cell office:value-type="float" office:value="1.9274695558915813" table:formula="msoxl:=(I4^2+$I$6^2)^0.5" table:style-name="ce2">
            <text:p>1,93</text:p>
          </table:table-cell>
          <table:table-cell office:value-type="float" office:value="545.46943019624314" table:formula="msoxl:=J4/(1-J4*$P$2)" table:style-name="ce2">
            <text:p>545,47</text:p>
          </table:table-cell>
          <table:table-cell office:value-type="float" office:value="2.8975843530693575" table:formula="msoxl:=(K4^2/(1-J4*$P$2)^4+(J4^2/(1-J4*$P$2)^2)^2*Q4^2)^0.5" table:style-name="ce2">
            <text:p>2,90</text:p>
          </table:table-cell>
          <table:table-cell table:style-name="ce2"/>
          <table:table-cell table:style-name="ce1"/>
          <table:table-cell office:value-type="string" table:style-name="ce1">
            <text:p>Calculado já com os R s/amb</text:p>
          </table:table-cell>
          <table:table-cell table:number-columns-repeated="6" table:style-name="ce1"/>
          <table:table-cell office:value-type="float" office:value="0" table:formula="msoxl:=U4+V4" table:style-name="ce1">
            <text:p>0</text:p>
          </table:table-cell>
          <table:table-cell office:value-type="float" office:value="0" table:formula="msoxl:=SQRT(W4)" table:style-name="ce2">
            <text:p>0,00</text:p>
          </table:table-cell>
          <table:table-cell office:value-type="float" office:value="0" table:formula="msoxl:=W4/120" table:style-name="ce9">
            <text:p>0,00</text:p>
          </table:table-cell>
          <table:table-cell office:value-type="float" office:value="0" table:formula="msoxl:=X4/120" table:style-name="ce9">
            <text:p>0,00</text:p>
          </table:table-cell>
          <table:table-cell office:value-type="float" office:value="-0.46666666666666667" table:formula="msoxl:=Y4-$H$6" table:style-name="ce2">
            <text:p>-0,47</text:p>
          </table:table-cell>
          <table:table-cell office:value-type="float" office:value="6.2360956446232359E-2" table:formula="msoxl:=(Z4^2+$I$6^2)^0.5" table:style-name="ce2">
            <text:p>0,06</text:p>
          </table:table-cell>
          <table:table-cell office:value-type="float" office:value="-0.46657641588598819" table:formula="msoxl:=AA4/(1-AA4*$P$2)" table:style-name="ce9">
            <text:p>-0,47</text:p>
          </table:table-cell>
          <table:table-cell office:value-type="float" office:value="6.2336838242894495E-2" table:formula="msoxl:=(AB4^2/(1-AA4*$P$2)^4+(AA4^2/(1-AA4*$P$2)^2)^2*AH4^2)^0.5" table:style-name="ce9">
            <text:p>0,06</text:p>
          </table:table-cell>
          <table:table-cell table:number-columns-repeated="16354"/>
        </table:table-row>
        <table:table-row table:style-name="ro2">
          <table:table-cell/>
          <table:table-cell table:number-columns-repeated="5" table:style-name="ce1"/>
          <table:table-cell table:number-columns-repeated="8" table:style-name="ce2"/>
          <table:table-cell table:number-columns-repeated="10" table:style-name="ce1"/>
          <table:table-cell table:number-columns-repeated="2" table:style-name="ce8"/>
          <table:table-cell table:number-columns-repeated="2" table:style-name="ce1"/>
          <table:table-cell table:number-columns-repeated="2" table:style-name="ce8"/>
          <table:table-cell table:number-columns-repeated="16354"/>
        </table:table-row>
        <table:table-row table:style-name="ro2">
          <table:table-cell/>
          <table:table-cell table:style-name="ce1"/>
          <table:table-cell office:value-type="string" table:style-name="ce5">
            <text:p>AMBIENTE</text:p>
          </table:table-cell>
          <table:table-cell office:value-type="float" office:value="32" table:style-name="ce5">
            <text:p>32</text:p>
          </table:table-cell>
          <table:table-cell office:value-type="float" office:value="24" table:style-name="ce5">
            <text:p>24</text:p>
          </table:table-cell>
          <table:table-cell office:value-type="float" office:value="56" table:formula="msoxl:=D6+E6" table:style-name="ce5">
            <text:p>56</text:p>
          </table:table-cell>
          <table:table-cell office:value-type="float" office:value="7.4833147735478827" table:formula="msoxl:=SQRT(F6)" table:style-name="ce6">
            <text:p>7,48</text:p>
          </table:table-cell>
          <table:table-cell office:value-type="float" office:value="0.46666666666666667" table:formula="msoxl:=F6/120" table:style-name="ce7">
            <text:p>0,467</text:p>
          </table:table-cell>
          <table:table-cell office:value-type="float" office:value="6.2360956446232359E-2" table:formula="msoxl:=G6/120" table:style-name="ce7">
            <text:p>0,062</text:p>
          </table:table-cell>
          <table:table-cell table:number-columns-repeated="5" table:style-name="ce2"/>
          <table:table-cell table:number-columns-repeated="10" table:style-name="ce1"/>
          <table:table-cell table:number-columns-repeated="2" table:style-name="ce8"/>
          <table:table-cell table:number-columns-repeated="2" table:style-name="ce1"/>
          <table:table-cell table:number-columns-repeated="2" table:style-name="ce8"/>
          <table:table-cell table:number-columns-repeated="16354"/>
        </table:table-row>
        <table:table-row table:number-rows-repeated="6" table:style-name="ro2">
          <table:table-cell/>
          <table:table-cell table:number-columns-repeated="23" table:style-name="ce1"/>
          <table:table-cell table:number-columns-repeated="2" table:style-name="ce8"/>
          <table:table-cell table:number-columns-repeated="2" table:style-name="ce1"/>
          <table:table-cell table:number-columns-repeated="2" table:style-name="ce8"/>
          <table:table-cell table:number-columns-repeated="16354"/>
        </table:table-row>
        <table:table-row table:number-rows-repeated="1048564" table:style-name="ro2">
          <table:table-cell table:number-columns-repeated="16384"/>
        </table:table-row>
      </table:table>
      <table:table table:name="Folha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Folha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06-09-16T00:00:00Z</meta:creation-date>
    <dc:date>2015-11-07T18:25:14Z</dc:date>
  </office:meta>
</office:document-meta>
</file>